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icon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talhos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ab order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atus bar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ag and drop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  <table:table-cell table:number-columns-repeated="3"/>
          <table:table-cell office:value-type="string">
            <text:p>O problema não é dos plugins. Se a classe fosse inerna, o problema era igual</text:p>
          </table:table-cell>
        </table:table-row>
        <table:table-row table:style-name="ro3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  <table:table-cell table:number-columns-repeated="3"/>
          <table:table-cell office:value-type="string">
            <text:p>Zero é obrigatório</text:p>
          </table:table-cell>
        </table:table-row>
        <table:table-row table:style-name="ro3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ml?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onfirmar gravar projecto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>
            <text:p>improve plot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>
            <text:p>other plot classes?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>
            <text:p>add real meauring capability</text:p>
          </table:table-cell>
          <table:table-cell table:number-columns-repeated="7"/>
        </table:table-row>
        <table:table-row table:style-name="ro4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 – com problema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12/06/2011</text:date>, <text:time>12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06T12:05:32</dc:date>
    <dc:creator>Filipe Roque</dc:creator>
    <meta:editing-duration>PT10H31M6S</meta:editing-duration>
    <meta:editing-cycles>13</meta:editing-cycles>
    <meta:generator>LibreOffice/3.4$Unix LibreOffice_project/340m1$Build-402</meta:generator>
    <meta:document-statistic meta:table-count="3" meta:cell-count="36" meta:object-count="0"/>
  </office:meta>
</office:document-meta>
</file>